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3" office:value-type="float" office:value="0.1" calcext:value-type="float">
            <text:p>0.1</text:p>
          </table:table-cell>
          <table:table-cell table:style-name="ce3" table:number-columns-repeated="2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office:value-type="float" office:value="1.41" calcext:value-type="float">
            <text:p>1.41</text:p>
          </table:table-cell>
          <table:table-cell table:style-name="ce3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.3" calcext:value-type="float">
            <text:p>7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.6" calcext:value-type="float">
            <text:p>80.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.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10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10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7.3" calcext:value-type="float">
            <text:p>17.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6.6" calcext:value-type="float">
            <text:p>16.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4.4" calcext:value-type="float">
            <text:p>4.4</text:p>
          </table:table-cell>
          <table:table-cell table:number-columns-repeated="10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3.6" calcext:value-type="float">
            <text:p>33.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1.8" calcext:value-type="float">
            <text:p>31.8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" calcext:value-type="float">
            <text:p>14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8" calcext:value-type="float">
            <text:p>-0.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-1.6" calcext:value-type="float">
            <text:p>-1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1.6" calcext:value-type="float">
            <text:p>-11.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10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9.8" calcext:value-type="float">
            <text:p>-19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6.4" calcext:value-type="float">
            <text:p>-16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8.9" calcext:value-type="float">
            <text:p>-18.9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.5" calcext:value-type="float">
            <text:p>4.5</text:p>
          </table:table-cell>
          <table:table-cell table:number-columns-repeated="1022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K-tweaking" table:style-name="ta1">
        <table:table-column table:style-name="co1" table:number-columns-repeated="8" table:default-cell-style-name="Default"/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.41" calcext:value-type="float">
            <text:p>1.41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.3" calcext:value-type="float">
            <text:p>7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.6" calcext:value-type="float">
            <text:p>80.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.3" calcext:value-type="float">
            <text:p>78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7.3" calcext:value-type="float">
            <text:p>17.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1.8" calcext:value-type="float">
            <text:p>31.8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.2" calcext:value-type="float">
            <text:p>0.2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1.6" calcext:value-type="float">
            <text:p>-1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1.6" calcext:value-type="float">
            <text:p>-11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.4" calcext:value-type="float">
            <text:p>-16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8.9" calcext:value-type="float">
            <text:p>-18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9.8" calcext:value-type="float">
            <text:p>-19.8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number-columns-repeated="2" office:value-type="float" office:value="0.3" calcext:value-type="float">
            <text:p>0.3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0.2" calcext:value-type="float">
            <text:p>60.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40.3" calcext:value-type="float">
            <text:p>40.3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44.5" calcext:value-type="float">
            <text:p>544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56.6" calcext:value-type="float">
            <text:p>556.6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/>
          <table:table-cell table:number-columns-repeated="2" office:value-type="float" office:value="0.3" calcext:value-type="float">
            <text:p>0.3</text:p>
          </table:table-cell>
          <table:table-cell/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4" calcext:value-type="float">
            <text:p>-7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5.9" calcext:value-type="float">
            <text:p>-5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217" calcext:value-type="float">
            <text:p>217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301" calcext:value-type="float">
            <text:p>301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number-columns-repeated="2"/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266" calcext:value-type="float">
            <text:p>266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.3" calcext:value-type="float">
            <text:p>80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4" calcext:value-type="float">
            <text:p>21.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.3" calcext:value-type="float">
            <text:p>20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8.1" calcext:value-type="float">
            <text:p>38.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38.2" calcext:value-type="float">
            <text:p>38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  <table:table-cell table:number-columns-repeated="2"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table:number-columns-repeated="2" office:value-type="float" office:value="0.8" calcext:value-type="float">
            <text:p>0.8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  <table:table-cell/>
          <table:table-cell table:number-columns-repeated="2" office:value-type="float" office:value="0.8" calcext:value-type="float">
            <text:p>0.8</text:p>
          </table:table-cell>
          <table:table-cell/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00" calcext:value-type="float">
            <text:p>-2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51.1" calcext:value-type="float">
            <text:p>451.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647.4" calcext:value-type="float">
            <text:p>647.4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550.4" calcext:value-type="float">
            <text:p>550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.9" calcext:value-type="float">
            <text:p>114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.8" calcext:value-type="float">
            <text:p>90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</table:table-row>
      </table:table>
      <table:table table:name="E-tweaking" table:style-name="ta1">
        <table:table-column table:style-name="co1" table:number-columns-repeated="8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5" calcext:value-type="float">
            <text:p>78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.7" calcext:value-type="float">
            <text:p>77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.1" calcext:value-type="float">
            <text:p>11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1.2" calcext:value-type="float">
            <text:p>10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45.4" calcext:value-type="float">
            <text:p>45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4.8" calcext:value-type="float">
            <text:p>34.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34.8" calcext:value-type="float">
            <text:p>34.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3" calcext:value-type="float">
            <text:p>14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10:08:00.0479503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uk Nolden</meta:initial-creator>
    <meta:creation-date>2021-03-29T18:10:32.510444774</meta:creation-date>
    <dc:date>2021-03-30T10:15:59.884249740</dc:date>
    <dc:creator>Luuk Nolden</dc:creator>
    <meta:editing-duration>PT3H14M47S</meta:editing-duration>
    <meta:editing-cycles>5</meta:editing-cycles>
    <meta:generator>LibreOffice/7.0.3.1$Linux_X86_64 LibreOffice_project/00$Build-1</meta:generator>
    <meta:document-statistic meta:table-count="4" meta:cell-count="971" meta:object-count="0"/>
  </office:meta>
</office:document-meta>
</file>